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503cm" table:align="margins" style:writing-mode="lr-tb"/>
    </style:style>
    <style:style style:name="Table4.A" style:family="table-column">
      <style:table-column-properties style:column-width="8.251cm" style:rel-column-width="4678*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503cm" table:align="margins" style:writing-mode="lr-tb"/>
    </style:style>
    <style:style style:name="Table2.A" style:family="table-column">
      <style:table-column-properties style:column-width="8.251cm" style:rel-column-width="4678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Standard">
      <style:text-properties officeooo:rsid="000a14a6" officeooo:paragraph-rsid="000ea241"/>
    </style:style>
    <style:style style:name="P39" style:family="paragraph" style:parent-style-name="Heading_20_2">
      <style:text-properties officeooo:paragraph-rsid="000b3b3a"/>
    </style:style>
    <style:style style:name="P40" style:family="paragraph" style:parent-style-name="Standard">
      <style:text-properties officeooo:rsid="001119e0" officeooo:paragraph-rsid="001119e0"/>
    </style:style>
    <style:style style:name="P41" style:family="paragraph" style:parent-style-name="Standard">
      <style:paragraph-properties fo:line-height="100%"/>
      <style:text-properties officeooo:rsid="001498c6" officeooo:paragraph-rsid="00952f54"/>
    </style:style>
    <style:style style:name="P42" style:family="paragraph" style:parent-style-name="Heading_20_3">
      <style:text-properties officeooo:paragraph-rsid="00952f54"/>
    </style:style>
    <style:style style:name="P43" style:family="paragraph" style:parent-style-name="Standard">
      <style:text-properties officeooo:rsid="001498c6" officeooo:paragraph-rsid="00952f54"/>
    </style:style>
    <style:style style:name="P44" style:family="paragraph" style:parent-style-name="Heading_20_4">
      <style:text-properties officeooo:paragraph-rsid="00952f54"/>
    </style:style>
    <style:style style:name="P45" style:family="paragraph" style:parent-style-name="Standard">
      <style:text-properties officeooo:rsid="001498c6" officeooo:paragraph-rsid="00963410"/>
    </style:style>
    <style:style style:name="P46" style:family="paragraph" style:parent-style-name="Table_20_Contents">
      <style:text-properties officeooo:rsid="0082b110" officeooo:paragraph-rsid="00952f54"/>
    </style:style>
    <style:style style:name="P47" style:family="paragraph" style:parent-style-name="Table_20_Contents">
      <style:text-properties officeooo:rsid="00907b9f" officeooo:paragraph-rsid="00952f54"/>
    </style:style>
    <style:style style:name="P48" style:family="paragraph" style:parent-style-name="Table_20_Contents">
      <style:text-properties officeooo:rsid="00926698" officeooo:paragraph-rsid="00952f54"/>
    </style:style>
    <style:style style:name="P49" style:family="paragraph" style:parent-style-name="Table_20_Contents">
      <style:text-properties officeooo:rsid="0094a7c8" officeooo:paragraph-rsid="00952f54"/>
    </style:style>
    <style:style style:name="P50" style:family="paragraph" style:parent-style-name="Table_20_Contents">
      <style:text-properties officeooo:rsid="00952f54" officeooo:paragraph-rsid="00952f54"/>
    </style:style>
    <style:style style:name="P51" style:family="paragraph" style:parent-style-name="Standard">
      <style:text-properties officeooo:rsid="008cdb22" officeooo:paragraph-rsid="00952f54"/>
    </style:style>
    <style:style style:name="P52" style:family="paragraph" style:parent-style-name="Standard">
      <style:text-properties officeooo:rsid="001498c6" officeooo:paragraph-rsid="001498c6"/>
    </style:style>
    <style:style style:name="P53" style:family="paragraph" style:parent-style-name="Standard">
      <style:text-properties officeooo:rsid="001498c6" officeooo:paragraph-rsid="009313d3"/>
    </style:style>
    <style:style style:name="P54" style:family="paragraph" style:parent-style-name="Standard">
      <style:text-properties officeooo:rsid="008448c7" officeooo:paragraph-rsid="009313d3"/>
    </style:style>
    <style:style style:name="P55" style:family="paragraph" style:parent-style-name="Standard">
      <style:paragraph-properties fo:line-height="100%"/>
      <style:text-properties officeooo:rsid="00907b9f" officeooo:paragraph-rsid="00907b9f"/>
    </style:style>
    <style:style style:name="P56" style:family="paragraph" style:parent-style-name="Table_20_Contents">
      <style:text-properties officeooo:rsid="0082b110" officeooo:paragraph-rsid="0082b110"/>
    </style:style>
    <style:style style:name="P57" style:family="paragraph" style:parent-style-name="Table_20_Contents">
      <style:text-properties officeooo:rsid="0080c26c" officeooo:paragraph-rsid="0080c26c"/>
    </style:style>
    <style:style style:name="P58" style:family="paragraph" style:parent-style-name="Table_20_Contents">
      <style:text-properties officeooo:rsid="0093251d" officeooo:paragraph-rsid="0093251d"/>
    </style:style>
    <style:style style:name="P59" style:family="paragraph" style:parent-style-name="Table_20_Contents">
      <style:text-properties officeooo:rsid="0082b110" officeooo:paragraph-rsid="0093251d"/>
    </style:style>
    <style:style style:name="P60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1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2" style:family="paragraph" style:parent-style-name="Table_20_Contents">
      <style:text-properties officeooo:rsid="0093251d" officeooo:paragraph-rsid="0094a7c8"/>
    </style:style>
    <style:style style:name="P63" style:family="paragraph" style:parent-style-name="Standard">
      <style:paragraph-properties fo:line-height="100%"/>
      <style:text-properties officeooo:rsid="008cdb22" officeooo:paragraph-rsid="0080c26c"/>
    </style:style>
    <style:style style:name="P64" style:family="paragraph" style:parent-style-name="Heading_20_1">
      <style:text-properties officeooo:rsid="0062bcf9" officeooo:paragraph-rsid="0062bcf9"/>
    </style:style>
    <style:style style:name="P65" style:family="paragraph" style:parent-style-name="Standard">
      <style:text-properties officeooo:rsid="0062bcf9" officeooo:paragraph-rsid="0062bcf9"/>
    </style:style>
    <style:style style:name="P66" style:family="paragraph" style:parent-style-name="Heading_20_3">
      <style:text-properties officeooo:rsid="00636185" officeooo:paragraph-rsid="00636185"/>
    </style:style>
    <style:style style:name="P67" style:family="paragraph" style:parent-style-name="Standard">
      <style:text-properties officeooo:paragraph-rsid="00773f16"/>
    </style:style>
    <style:style style:name="P68" style:family="paragraph" style:parent-style-name="Standard">
      <style:text-properties officeooo:rsid="00643228" officeooo:paragraph-rsid="0065e26e"/>
    </style:style>
    <style:style style:name="P69" style:family="paragraph" style:parent-style-name="Standard">
      <style:text-properties officeooo:rsid="009797e6" officeooo:paragraph-rsid="009797e6"/>
    </style:style>
    <style:style style:name="P70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71" style:family="paragraph" style:parent-style-name="Standard" style:list-style-name="L2">
      <style:text-properties officeooo:rsid="009797e6" officeooo:paragraph-rsid="009797e6"/>
    </style:style>
    <style:style style:name="P72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73" style:family="paragraph" style:parent-style-name="Standard">
      <style:text-properties officeooo:rsid="00992899" officeooo:paragraph-rsid="00992899"/>
    </style:style>
    <style:style style:name="P74" style:family="paragraph" style:parent-style-name="Standard">
      <style:text-properties officeooo:rsid="0065e26e" officeooo:paragraph-rsid="0065e26e"/>
    </style:style>
    <style:style style:name="P75" style:family="paragraph" style:parent-style-name="Standard" style:list-style-name="L3">
      <style:text-properties officeooo:paragraph-rsid="00992899"/>
    </style:style>
    <style:style style:name="P76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77" style:family="paragraph" style:parent-style-name="Heading_20_3">
      <style:text-properties officeooo:rsid="006649a3" officeooo:paragraph-rsid="006649a3"/>
    </style:style>
    <style:style style:name="P78" style:family="paragraph" style:parent-style-name="Standard">
      <style:text-properties officeooo:rsid="006649a3" officeooo:paragraph-rsid="006649a3"/>
    </style:style>
    <style:style style:name="P79" style:family="paragraph" style:parent-style-name="Standard" style:list-style-name="L4"/>
    <style:style style:name="P80" style:family="paragraph" style:parent-style-name="Standard" style:list-style-name="L4">
      <style:text-properties officeooo:rsid="006649a3" officeooo:paragraph-rsid="006649a3"/>
    </style:style>
    <style:style style:name="P81" style:family="paragraph" style:parent-style-name="Standard">
      <style:text-properties officeooo:rsid="0016ee9c" officeooo:paragraph-rsid="0016ee9c"/>
    </style:style>
    <style:style style:name="P82" style:family="paragraph" style:parent-style-name="Standard">
      <style:text-properties officeooo:rsid="001b0d85" officeooo:paragraph-rsid="001b0d85"/>
    </style:style>
    <style:style style:name="P83" style:family="paragraph" style:parent-style-name="Heading_20_2">
      <style:text-properties officeooo:paragraph-rsid="001b0d85"/>
    </style:style>
    <style:style style:name="P84" style:family="paragraph" style:parent-style-name="Standard">
      <style:text-properties officeooo:rsid="002a1c97" officeooo:paragraph-rsid="002a1c97"/>
    </style:style>
    <style:style style:name="P85" style:family="paragraph" style:parent-style-name="Heading_20_1">
      <style:text-properties officeooo:rsid="006747c8" officeooo:paragraph-rsid="006747c8"/>
    </style:style>
    <style:style style:name="P86" style:family="paragraph" style:parent-style-name="Standard">
      <style:text-properties officeooo:rsid="002c66cc" officeooo:paragraph-rsid="006747c8"/>
    </style:style>
    <style:style style:name="P87" style:family="paragraph" style:parent-style-name="Standard">
      <style:text-properties officeooo:rsid="00449154" officeooo:paragraph-rsid="00449154"/>
    </style:style>
    <style:style style:name="P88" style:family="paragraph" style:parent-style-name="Standard">
      <style:text-properties officeooo:rsid="00449154" officeooo:paragraph-rsid="007df78d"/>
    </style:style>
    <style:style style:name="P89" style:family="paragraph" style:parent-style-name="Standard">
      <style:text-properties officeooo:rsid="0046c98c" officeooo:paragraph-rsid="0046c98c"/>
    </style:style>
    <style:style style:name="P90" style:family="paragraph" style:parent-style-name="Standard">
      <style:text-properties officeooo:rsid="0048047b" officeooo:paragraph-rsid="006747c8"/>
    </style:style>
    <style:style style:name="P91" style:family="paragraph" style:parent-style-name="Standard">
      <style:text-properties officeooo:rsid="004fc198" officeooo:paragraph-rsid="0051a5b8"/>
    </style:style>
    <style:style style:name="P92" style:family="paragraph" style:parent-style-name="Standard">
      <style:text-properties officeooo:rsid="00542dc6" officeooo:paragraph-rsid="00542dc6"/>
    </style:style>
    <style:style style:name="P93" style:family="paragraph" style:parent-style-name="Heading_20_3">
      <style:text-properties officeooo:rsid="0056c32f" officeooo:paragraph-rsid="0056c32f"/>
    </style:style>
    <style:style style:name="P94" style:family="paragraph" style:parent-style-name="Standard">
      <style:text-properties officeooo:rsid="0056c32f" officeooo:paragraph-rsid="0056c32f"/>
    </style:style>
    <style:style style:name="P95" style:family="paragraph" style:parent-style-name="Standard">
      <style:text-properties officeooo:rsid="005984cc" officeooo:paragraph-rsid="005984cc"/>
    </style:style>
    <style:style style:name="P96" style:family="paragraph" style:parent-style-name="Standard">
      <style:text-properties officeooo:rsid="005b67ef" officeooo:paragraph-rsid="005b67ef"/>
    </style:style>
    <style:style style:name="P97" style:family="paragraph" style:parent-style-name="Standard">
      <style:text-properties officeooo:rsid="005fdeab" officeooo:paragraph-rsid="005fdeab"/>
    </style:style>
    <style:style style:name="P98" style:family="paragraph" style:parent-style-name="Heading_20_2">
      <style:text-properties officeooo:paragraph-rsid="006060fb"/>
    </style:style>
    <style:style style:name="P99" style:family="paragraph" style:parent-style-name="Standard">
      <style:text-properties officeooo:rsid="006060fb" officeooo:paragraph-rsid="006060fb"/>
    </style:style>
    <style:style style:name="P100" style:family="paragraph" style:parent-style-name="Standard">
      <style:text-properties officeooo:rsid="003c17bf" officeooo:paragraph-rsid="003c17bf"/>
    </style:style>
    <style:style style:name="P101" style:family="paragraph" style:parent-style-name="Standard">
      <style:text-properties officeooo:paragraph-rsid="007fa381"/>
    </style:style>
    <style:style style:name="P102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03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04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fo:font-style="italic" officeooo:rsid="00620a22" style:font-style-asian="italic" style:font-style-complex="italic"/>
    </style:style>
    <style:style style:name="T15" style:family="text">
      <style:text-properties officeooo:rsid="00773f16"/>
    </style:style>
    <style:style style:name="T16" style:family="text">
      <style:text-properties officeooo:rsid="00084aeb"/>
    </style:style>
    <style:style style:name="T17" style:family="text">
      <style:text-properties officeooo:rsid="008890a0"/>
    </style:style>
    <style:style style:name="T18" style:family="text">
      <style:text-properties officeooo:rsid="008a60fe"/>
    </style:style>
    <style:style style:name="T19" style:family="text">
      <style:text-properties fo:font-style="italic" officeooo:rsid="008890a0" style:font-style-asian="italic" style:font-style-complex="italic"/>
    </style:style>
    <style:style style:name="T20" style:family="text">
      <style:text-properties fo:font-style="normal" officeooo:rsid="008890a0" style:font-style-asian="normal" style:font-style-complex="normal"/>
    </style:style>
    <style:style style:name="T21" style:family="text">
      <style:text-properties fo:font-style="normal" officeooo:rsid="008a60fe" style:font-style-asian="normal" style:font-style-complex="normal"/>
    </style:style>
    <style:style style:name="T22" style:family="text">
      <style:text-properties fo:font-style="italic" officeooo:rsid="008a60fe" style:font-style-asian="italic" style:font-style-complex="italic"/>
    </style:style>
    <style:style style:name="T23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" style:family="text">
      <style:text-properties fo:font-style="normal" officeooo:rsid="008c0101" style:font-style-asian="normal" style:font-style-complex="normal"/>
    </style:style>
    <style:style style:name="T25" style:family="text">
      <style:text-properties officeooo:rsid="00625120"/>
    </style:style>
    <style:style style:name="T26" style:family="text">
      <style:text-properties officeooo:rsid="000bfda7"/>
    </style:style>
    <style:style style:name="T27" style:family="text">
      <style:text-properties officeooo:rsid="000ea241"/>
    </style:style>
    <style:style style:name="T28" style:family="text">
      <style:text-properties officeooo:rsid="008af87d"/>
    </style:style>
    <style:style style:name="T29" style:family="text">
      <style:text-properties officeooo:rsid="008448c7"/>
    </style:style>
    <style:style style:name="T30" style:family="text">
      <style:text-properties officeooo:rsid="0085c5b2"/>
    </style:style>
    <style:style style:name="T31" style:family="text">
      <style:text-properties officeooo:rsid="00926698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officeooo:rsid="00963410" style:font-style-asian="normal" style:font-style-complex="normal"/>
    </style:style>
    <style:style style:name="T34" style:family="text">
      <style:text-properties officeooo:rsid="000a14a6"/>
    </style:style>
    <style:style style:name="T35" style:family="text">
      <style:text-properties officeooo:rsid="0009fe74"/>
    </style:style>
    <style:style style:name="T36" style:family="text">
      <style:text-properties officeooo:rsid="0082b110"/>
    </style:style>
    <style:style style:name="T37" style:family="text">
      <style:text-properties officeooo:rsid="000b3b3a"/>
    </style:style>
    <style:style style:name="T38" style:family="text">
      <style:text-properties fo:font-style="italic" officeooo:rsid="00625120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625120" style:font-style-asian="normal" style:font-style-complex="normal"/>
    </style:style>
    <style:style style:name="T41" style:family="text">
      <style:text-properties fo:font-style="normal" officeooo:rsid="001148c2" style:font-style-asian="normal" style:font-style-complex="normal"/>
    </style:style>
    <style:style style:name="T42" style:family="text">
      <style:text-properties fo:font-style="normal" officeooo:rsid="0016759e" style:font-style-asian="normal" style:font-style-complex="normal"/>
    </style:style>
    <style:style style:name="T43" style:family="text">
      <style:text-properties fo:font-style="normal" officeooo:rsid="009313d3" style:font-style-asian="normal" style:font-style-complex="normal"/>
    </style:style>
    <style:style style:name="T44" style:family="text">
      <style:text-properties fo:font-style="normal" officeooo:rsid="009797e6" style:font-style-asian="normal" style:font-style-complex="normal"/>
    </style:style>
    <style:style style:name="T45" style:family="text">
      <style:text-properties officeooo:rsid="002c66cc"/>
    </style:style>
    <style:style style:name="T46" style:family="text">
      <style:text-properties officeooo:rsid="008cdb22"/>
    </style:style>
    <style:style style:name="T47" style:family="text">
      <style:text-properties officeooo:rsid="0016759e"/>
    </style:style>
    <style:style style:name="T48" style:family="text">
      <style:text-properties officeooo:rsid="00963410"/>
    </style:style>
    <style:style style:name="T49" style:family="text">
      <style:text-properties officeooo:rsid="0094a7c8"/>
    </style:style>
    <style:style style:name="T50" style:family="text">
      <style:text-properties style:font-name="Times New Roman" style:font-name-asian="Times New Roman" style:font-name-complex="Times New Roman"/>
    </style:style>
    <style:style style:name="T51" style:family="text">
      <style:text-properties style:font-name="Times New Roman" officeooo:rsid="0094a7c8" style:font-name-asian="Times New Roman" style:font-name-complex="Times New Roman"/>
    </style:style>
    <style:style style:name="T52" style:family="text">
      <style:text-properties fo:font-style="italic" officeooo:rsid="0094a7c8" style:font-style-asian="italic" style:font-style-complex="italic"/>
    </style:style>
    <style:style style:name="T53" style:family="text">
      <style:text-properties fo:font-style="normal" officeooo:rsid="0094a7c8" style:font-style-asian="normal" style:font-style-complex="normal"/>
    </style:style>
    <style:style style:name="T54" style:family="text">
      <style:text-properties fo:font-style="normal" officeooo:rsid="00952f54" style:font-style-asian="normal" style:font-style-complex="normal"/>
    </style:style>
    <style:style style:name="T55" style:family="text">
      <style:text-properties officeooo:rsid="009313d3"/>
    </style:style>
    <style:style style:name="T56" style:family="text">
      <style:text-properties officeooo:rsid="0093251d"/>
    </style:style>
    <style:style style:name="T57" style:family="text">
      <style:text-properties officeooo:rsid="00636185"/>
    </style:style>
    <style:style style:name="T58" style:family="text">
      <style:text-properties officeooo:rsid="0079d671"/>
    </style:style>
    <style:style style:name="T59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0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1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2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3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4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5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6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7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8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9" style:family="text">
      <style:text-properties fo:font-style="normal" officeooo:rsid="0065e26e" style:font-style-asian="normal" style:font-style-complex="normal"/>
    </style:style>
    <style:style style:name="T70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1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2" style:family="text">
      <style:text-properties officeooo:rsid="009ba174"/>
    </style:style>
    <style:style style:name="T73" style:family="text">
      <style:text-properties fo:font-style="italic" officeooo:rsid="009ba174" style:font-style-asian="italic" style:font-style-complex="italic"/>
    </style:style>
    <style:style style:name="T74" style:family="text">
      <style:text-properties officeooo:rsid="0065e26e"/>
    </style:style>
    <style:style style:name="T75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76" style:family="text">
      <style:text-properties officeooo:rsid="009a7248"/>
    </style:style>
    <style:style style:name="T77" style:family="text">
      <style:text-properties fo:language="zxx" fo:country="none"/>
    </style:style>
    <style:style style:name="T78" style:family="text">
      <style:text-properties fo:language="zxx" fo:country="none" officeooo:rsid="009797e6"/>
    </style:style>
    <style:style style:name="T79" style:family="text">
      <style:text-properties fo:language="zxx" fo:country="none" officeooo:rsid="00992899"/>
    </style:style>
    <style:style style:name="T80" style:family="text">
      <style:text-properties fo:language="zxx" fo:country="none" officeooo:rsid="009a7248"/>
    </style:style>
    <style:style style:name="T81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2" style:family="text">
      <style:text-properties fo:language="zxx" fo:country="none" officeooo:rsid="009a0b0e"/>
    </style:style>
    <style:style style:name="T83" style:family="text">
      <style:text-properties fo:language="zxx" fo:country="none" fo:font-style="italic" officeooo:rsid="00992899" style:font-style-asian="italic" style:font-style-complex="italic"/>
    </style:style>
    <style:style style:name="T84" style:family="text">
      <style:text-properties officeooo:rsid="006649a3"/>
    </style:style>
    <style:style style:name="T85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7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8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9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0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1" style:family="text">
      <style:text-properties officeooo:rsid="007c701a"/>
    </style:style>
    <style:style style:name="T92" style:family="text">
      <style:text-properties officeooo:rsid="007df78d"/>
    </style:style>
    <style:style style:name="T93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4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5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6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8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9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officeooo:rsid="00189a2e"/>
    </style:style>
    <style:style style:name="T103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officeooo:rsid="0019b791"/>
    </style:style>
    <style:style style:name="T105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officeooo:rsid="001c4c7c"/>
    </style:style>
    <style:style style:name="T111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2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officeooo:rsid="003f93cd"/>
    </style:style>
    <style:style style:name="T119" style:family="text">
      <style:text-properties officeooo:rsid="002a9dfc"/>
    </style:style>
    <style:style style:name="T120" style:family="text">
      <style:text-properties officeooo:rsid="003df6ca"/>
    </style:style>
    <style:style style:name="T121" style:family="text">
      <style:text-properties fo:font-style="italic" officeooo:rsid="002a9dfc" style:font-style-asian="italic" style:font-style-complex="italic"/>
    </style:style>
    <style:style style:name="T122" style:family="text">
      <style:text-properties fo:font-style="normal" officeooo:rsid="002a9dfc" style:font-style-asian="normal" style:font-style-complex="normal"/>
    </style:style>
    <style:style style:name="T123" style:family="text">
      <style:text-properties fo:font-style="normal" officeooo:rsid="008cdb22" style:font-style-asian="normal" style:font-style-complex="normal"/>
    </style:style>
    <style:style style:name="T124" style:family="text">
      <style:text-properties officeooo:rsid="006747c8"/>
    </style:style>
    <style:style style:name="T125" style:family="text">
      <style:text-properties fo:font-style="normal" officeooo:rsid="002d402c" style:font-style-asian="normal" style:font-style-complex="normal"/>
    </style:style>
    <style:style style:name="T126" style:family="text">
      <style:text-properties fo:font-style="italic" officeooo:rsid="002d402c" style:font-style-asian="italic" style:font-style-complex="italic"/>
    </style:style>
    <style:style style:name="T127" style:family="text">
      <style:text-properties fo:font-style="normal" officeooo:rsid="006747c8" style:font-style-asian="normal" style:font-style-complex="normal"/>
    </style:style>
    <style:style style:name="T128" style:family="text">
      <style:text-properties fo:font-style="normal" officeooo:rsid="002f712c" style:font-style-asian="normal" style:font-style-complex="normal"/>
    </style:style>
    <style:style style:name="T129" style:family="text">
      <style:text-properties fo:font-style="italic" officeooo:rsid="002f712c" style:font-style-asian="italic" style:font-style-complex="italic"/>
    </style:style>
    <style:style style:name="T130" style:family="text">
      <style:text-properties officeooo:rsid="0056c32f"/>
    </style:style>
    <style:style style:name="T131" style:family="text">
      <style:text-properties officeooo:rsid="004531f6"/>
    </style:style>
    <style:style style:name="T132" style:family="text">
      <style:text-properties officeooo:rsid="0047f54e"/>
    </style:style>
    <style:style style:name="T133" style:family="text">
      <style:text-properties fo:font-style="normal" officeooo:rsid="007df78d" style:font-style-asian="normal" style:font-style-complex="normal"/>
    </style:style>
    <style:style style:name="T134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5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fo:font-style="normal" officeooo:rsid="004531f6" style:font-style-asian="normal" style:font-style-complex="normal"/>
    </style:style>
    <style:style style:name="T138" style:family="text">
      <style:text-properties fo:font-style="italic" officeooo:rsid="007df78d" style:font-style-asian="italic" style:font-style-complex="italic"/>
    </style:style>
    <style:style style:name="T139" style:family="text">
      <style:text-properties fo:font-style="italic" officeooo:rsid="004531f6" style:font-style-asian="italic" style:font-style-complex="italic"/>
    </style:style>
    <style:style style:name="T140" style:family="text">
      <style:text-properties fo:font-style="normal" officeooo:rsid="0047011e" style:font-style-asian="normal" style:font-style-complex="normal"/>
    </style:style>
    <style:style style:name="T141" style:family="text">
      <style:text-properties fo:font-style="normal" officeooo:rsid="0047f54e" style:font-style-asian="normal" style:font-style-complex="normal"/>
    </style:style>
    <style:style style:name="T142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3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officeooo:rsid="0048ee94"/>
    </style:style>
    <style:style style:name="T149" style:family="text">
      <style:text-properties fo:font-style="normal" officeooo:rsid="004fc198" style:font-style-asian="normal" style:font-style-complex="normal"/>
    </style:style>
    <style:style style:name="T150" style:family="text">
      <style:text-properties fo:font-style="normal" officeooo:rsid="004efe47" style:font-style-asian="normal" style:font-style-complex="normal"/>
    </style:style>
    <style:style style:name="T151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2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officeooo:rsid="0051a5b8"/>
    </style:style>
    <style:style style:name="T156" style:family="text">
      <style:text-properties fo:font-style="italic" officeooo:rsid="0051a5b8" style:font-style-asian="italic" style:font-style-complex="italic"/>
    </style:style>
    <style:style style:name="T157" style:family="text">
      <style:text-properties fo:font-style="normal" officeooo:rsid="0051a5b8" style:font-style-asian="normal" style:font-style-complex="normal"/>
    </style:style>
    <style:style style:name="T158" style:family="text">
      <style:text-properties fo:font-style="normal" officeooo:rsid="00526255" style:font-style-asian="normal" style:font-style-complex="normal"/>
    </style:style>
    <style:style style:name="T159" style:family="text">
      <style:text-properties fo:font-style="normal" officeooo:rsid="0051fbd5" style:font-style-asian="normal" style:font-style-complex="normal"/>
    </style:style>
    <style:style style:name="T160" style:family="text">
      <style:text-properties fo:font-style="italic" officeooo:rsid="00526255" style:font-style-asian="italic" style:font-style-complex="italic"/>
    </style:style>
    <style:style style:name="T161" style:family="text">
      <style:text-properties fo:font-style="normal" officeooo:rsid="006060fb" style:font-style-asian="normal" style:font-style-complex="normal"/>
    </style:style>
    <style:style style:name="T162" style:family="text">
      <style:text-properties fo:font-style="italic" officeooo:rsid="006060fb" style:font-style-asian="italic" style:font-style-complex="italic"/>
    </style:style>
    <style:style style:name="T163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5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6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7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8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3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officeooo:rsid="008d76d6"/>
    </style:style>
    <style:style style:name="T176" style:family="text">
      <style:text-properties fo:font-style="italic" officeooo:rsid="008d76d6" style:font-style-asian="italic" style:font-style-complex="italic"/>
    </style:style>
    <style:style style:name="T177" style:family="text">
      <style:text-properties officeooo:rsid="005fdeab"/>
    </style:style>
    <style:style style:name="T178" style:family="text">
      <style:text-properties officeooo:rsid="009a0b0e"/>
    </style:style>
    <style:style style:name="T179" style:family="text">
      <style:text-properties fo:font-style="italic" officeooo:rsid="003df6ca" style:font-style-asian="italic" style:font-style-complex="italic"/>
    </style:style>
    <style:style style:name="T180" style:family="text">
      <style:text-properties fo:font-style="normal" officeooo:rsid="003df6ca" style:font-style-asian="normal" style:font-style-complex="normal"/>
    </style:style>
    <style:style style:name="T181" style:family="text">
      <style:text-properties fo:font-style="normal" officeooo:rsid="003f93cd" style:font-style-asian="normal" style:font-style-complex="normal"/>
    </style:style>
    <style:style style:name="T182" style:family="text">
      <style:text-properties fo:font-style="italic" officeooo:rsid="003f93cd" style:font-style-asian="italic" style:font-style-complex="italic"/>
    </style:style>
    <style:style style:name="T183" style:family="text">
      <style:text-properties fo:font-style="normal" officeooo:rsid="003fe7df" style:font-style-asian="normal" style:font-style-complex="normal"/>
    </style:style>
    <style:style style:name="T184" style:family="text">
      <style:text-properties fo:font-style="italic" officeooo:rsid="003fe7df" style:font-style-asian="italic" style:font-style-complex="italic"/>
    </style:style>
    <style:style style:name="T185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7" style:family="text">
      <style:text-properties fo:font-style="normal" officeooo:rsid="004198b1" style:font-style-asian="normal" style:font-style-complex="normal"/>
    </style:style>
    <style:style style:name="T188" style:family="text">
      <style:text-properties fo:font-style="italic" officeooo:rsid="004198b1" style:font-style-asian="italic" style:font-style-complex="italic"/>
    </style:style>
    <style:style style:name="T189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0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1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2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font-style="normal" officeooo:rsid="0042bffb" style:font-style-asian="normal" style:font-style-complex="normal"/>
    </style:style>
    <style:style style:name="T194" style:family="text">
      <style:text-properties fo:color="#2f1e2e" loext:opacity="100%" fo:language="zxx" fo:country="none" fo:font-style="normal" style:text-underline-style="none" fo:font-weight="normal" officeooo:rsid="0042bffb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5" style:family="text">
      <style:text-properties fo:color="#2f1e2e" loext:opacity="100%" fo:language="zxx" fo:country="none" fo:font-style="italic" style:text-underline-style="none" fo:font-weight="normal" officeooo:rsid="00674e6a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6" style:family="text">
      <style:text-properties fo:color="#2f1e2e" loext:opacity="100%" fo:language="zxx" fo:country="none" fo:font-style="italic" style:text-underline-style="none" fo:font-weight="normal" officeooo:rsid="0042bffb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7" style:family="text">
      <style:text-properties fo:font-style="italic" officeooo:rsid="0042bffb" style:font-style-asian="italic" style:font-style-complex="italic"/>
    </style:style>
    <style:style style:name="T198" style:family="text">
      <style:text-properties officeooo:rsid="00907b9f"/>
    </style:style>
    <style:style style:name="T199" style:family="text">
      <style:text-properties fo:font-style="italic" officeooo:rsid="00907b9f" style:font-style-asian="italic" style:font-style-complex="italic"/>
    </style:style>
    <style:style style:name="T200" style:family="text">
      <style:text-properties fo:font-style="normal" officeooo:rsid="00674e6a" style:font-style-asian="normal" style:font-style-complex="normal"/>
    </style:style>
    <style:style style:name="T201" style:family="text">
      <style:text-properties fo:font-style="italic" officeooo:rsid="00674e6a" style:font-style-asian="italic" style:font-style-complex="italic"/>
    </style:style>
    <style:style style:name="T202" style:family="text">
      <style:text-properties fo:font-style="normal" officeooo:rsid="009a0b0e" style:font-style-asian="normal" style:font-style-complex="normal"/>
    </style:style>
    <style:style style:name="T203" style:family="text">
      <style:text-properties fo:color="#212529" loext:opacity="100%" fo:font-family="'Open Sans', sans-serif" fo:font-size="12pt" fo:letter-spacing="normal" fo:font-style="italic" fo:font-weight="normal"/>
    </style:style>
    <style:style style:name="T204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05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 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 by mělo být možno provádět základní operace. Dále má jazyk obsahovat statické pole, funkce a řídící struktury </text:span><text:span text:style-name="T14">if</text:span><text:span text:style-name="T13"> a </text:span><text:span text:style-name="T14">loop</text:span><text:span text:style-name="T12">. </text:span><text:span text:style-name="T11">Pro tento jazyk </text:span><text:span text:style-name="T13">bylo cílem </text:span><text:span text:style-name="T11">vytvořit gramatický lexer za pomocí nástroje FLEX. Pro vytvořené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<text:bookmark-start text:name="__RefHeading___Toc1949_2576336936"/>T<text:span text:style-name="T15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nějaký <text:span text:style-name="T16">textový </text:span>soubor, <text:span text:style-name="T17">který předělává na sadu tokenů – </text:span><text:span text:style-name="T18">z</text:span><text:span text:style-name="T17">ákladní stavební prvky jazyka. Z klíčových slov jako </text:span><text:span text:style-name="T19">if, func, loop, ==, (, ), … </text:span><text:span text:style-name="T20">vytvoří tokeny odpovídající klíčovým slovům – vzniknou tokeny </text:span><text:span text:style-name="T19">IF, DEF, LOOP, EQUALS, LPAREN, RPAREN, … </text:span><text:span text:style-name="T21">Názvům p</text:span><text:span text:style-name="T20">roměnn</text:span><text:span text:style-name="T21">ých se také přiřadí konkrétní token –</text:span><text:span text:style-name="T20"> </text:span><text:span text:style-name="T22">IDENT</text:span><text:span text:style-name="T21">. V něm však není zřejmý název proměnné, a tak lexer tvoří dvojice token-hodnota. Dvojice se tvoří i pro klíčová slova, přestože to vlastně není potřeba. Pro výraz </text:span><text:span text:style-name="T23">int x = 3+2</text:span><text:span text:style-name="T21"> bude výstup následující: (</text:span><text:span text:style-name="T22">TYPE : „int“), (IDENT : „x“), (EQUALS : „==“), (NUMBER : „3“), (PLUS : „+“), (NUMBER : „2“). </text:span><text:span text:style-name="T21">Kromě vytváření těchto dvojic muže lex</text:span><text:span text:style-name="T24">ikální analyzátor</text:span><text:span text:style-name="T21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18">Lexikální</text:span> analyzátory fungují na principu konečného automatu. <text:span text:style-name="T25">To je takový zjednodušený počítač, který má různé stavy. Mezi těmito stavy se přesouvá na základě toho jaké symboly přečte na vstupu</text:span>. Pamatuje si pouze aktuální stav a nic jiného. <text:span text:style-name="T26">Konečný automat začne v počátečním stavu a přečte první token, podle svých pravidel se přesune do jiného stavu a přečte další token. Jestliže je </text:span><text:span text:style-name="T27">na</text:span><text:span text:style-name="T26"> konci ve stavu uznávaném jako konečný, byl vstup syntakticky správně strukturovaný, v opačném případě nikoliv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28">způsob</text:span><text:span text:style-name="T29">, jak skládat tokeny do platných struktur. Určuje správnou posloupnost tokenů, aby byl text platný v kontextu daného jazyka. Příklad jednoduché </text:span><text:span text:style-name="T30">LR </text:span><text:span text:style-name="T29">gramatiky zpracovávající aritmetické výrazy:</text:span></text:p>
      <text:p text:style-name="P37">E → E + T | T <text:span text:style-name="T31">| E = E</text:span></text:p>
      <text:p text:style-name="P37">T → T * F | F</text:p>
      <text:p text:style-name="P37">F → (E) | <text:span text:style-name="T32">id</text:span><text:span text:style-name="T33"> </text:span></text:p>
      <text:h text:style-name="Heading_20_2" text:outline-level="2"><text:bookmark-start text:name="__RefHeading___Toc1343_3901771047"/><text:span text:style-name="T34">Syntaktický analyzátor</text:span><text:span text:style-name="T35"> </text:span><text:bookmark-end text:name="__RefHeading___Toc1343_3901771047"/></text:h>
      <text:p text:style-name="P38">Parser, tedy syntaktický analyzátor je dalším krokem v překladu jazyka. Za vstup bere tokeny vytvořené lexikálním analyzátorem a vytvoří z nich hierarchický syntaktický strom, jenž reprezentuje strukturu textu v rámci předem definovaných pravidel. Během vytváření tohoto <text:soft-page-break/>stromu kontroluje, zda je v kontextu stanovených pravidel jazyka text smysluplný. <text:span text:style-name="T27">Toto je možné za využití pravidel bezkontextové gramatiky, takové která si </text:span><text:span text:style-name="T25">nepamatuje už zanalyzované části</text:span><text:span text:style-name="T27">. Ta nemusí pojímat všechn</text:span><text:span text:style-name="T36">a</text:span><text:span text:style-name="T27"> pravidla jazyka, ale pokud by byla použita gramatika kontextová nemohl by být text efektivně syntakticky analyzován, proto se používají jiné nástroje pro vymáhání kontextových pravidel – např. tabulka symbolů. Ta se vytváří</text:span><text:span text:style-name="T37"> díky přidaným pravidlům </text:span><text:span text:style-name="T27">v gramatice a s její pomocí se tak</text:span><text:span text:style-name="T37"> může kontrolovat sémantická správnost textu. Společně s</text:span><text:span text:style-name="T27">e</text:span><text:span text:style-name="T37"> sémantickou kontrolou zároveň probíhá generování nového kódu, respektive druhého jazyka. </text:span><text:span text:style-name="T27">Pokud by se jednalo o interpret, byl by syntaktický strom rovnou vyhodnocován.</text:span></text:p>
      <text:h text:style-name="P39" text:outline-level="2"><text:bookmark-start text:name="__RefHeading___Toc1347_3901771047"/>Typy syntaktických analyzátorů<text:bookmark-end text:name="__RefHeading___Toc1347_3901771047"/></text:h>
      <text:p text:style-name="P40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25">směrem dopředu</text:span> LR(<text:span text:style-name="T38">k</text:span>). Pro takzvaný lookahead<text:span text:style-name="T32"> k </text:span><text:span text:style-name="T39">se</text:span><text:span text:style-name="T32"> </text:span>zpravidla používá <text:span text:style-name="T32">k = 1</text:span>. Gramatika s nulovým lookaheadem by nebyla schopna jakékoliv rekurze a musela by se na základně jednoho symbolu rozhodnout. <text:span text:style-name="T25">S</text:span><text:span text:style-name="T38"> k = 1</text:span><text:span text:style-name="T40"> by bylo</text:span><text:span text:style-name="T39"> </text:span>nemožné posoudit složitější struktury. Pro nejpoužívanější typ gramatiky LR jsou postupy, jak ty s <text:span text:style-name="T32">k &gt; 1</text:span><text:span text:style-name="T39"> převést na LR(</text:span><text:span text:style-name="T32">1</text:span><text:span text:style-name="T39">), jelikož ty se mnohem efektivněji syntakticky analyzují. <text:s/></text:span><text:span text:style-name="T41">Před touto definicí občas ještě stojí další specifikace parseru – LALR, SLR </text:span><text:span text:style-name="T42">(zjednodušené formy kanonického LR analyzátoru)</text:span><text:span text:style-name="T41">, GLR </text:span><text:span text:style-name="T42">(analyzátor nedeterministických gramatik)</text:span><text:span text:style-name="T41">. </text:span><text:span text:style-name="T43">Z každé gramatiky se dá poznat, jaký analyzátor se na ní dá použí</text:span><text:span text:style-name="T44">t</text:span><text:span text:style-name="T43"> – na nějaké pouze LL, na jiné pouze LR a na nějaké oboje.</text:span></text:p>
      <text:p text:style-name="P41"/>
      <text:h text:style-name="P42" text:outline-level="3"><text:bookmark-start text:name="__RefHeading___Toc1351_3901771047"/>Zespoda nahoru<text:bookmark-end text:name="__RefHeading___Toc1351_3901771047"/></text:h>
      <text:p text:style-name="P43">Častější <text:span text:style-name="T45">i praktičtějším </text:span>způsobem je analýza začínající od terminálů. Těmito definitivn<text:span text:style-name="T46">í</text:span>mi kameny začne a skládá z nich postupně více a více abstrahované pravidla, jež dohromady tvoří různé podstromy, až dojde k cílovému neterminálu, který podstromy spojí a vznikne tak finální syntaktický strom. </text:p>
      <text:h text:style-name="P44" text:outline-level="4"><text:bookmark-start text:name="__RefHeading___Toc1955_2576336936"/>LR<text:bookmark-end text:name="__RefHeading___Toc1955_2576336936"/></text:h>
      <text:p text:style-name="P45">LR parser používá opačného principu a analyzuje odspoda nahoru s využitím pravé derivace. <text:span text:style-name="T47">Tedy analogicky se jedná o expanzi symbolů zprava. </text:span><text:span text:style-name="T48">Analýza výrazu </text:span>1+1 = 2<text:span text:style-name="T47"> by tedy s</text:span><text:span text:style-name="T49">e zmíněnou </text:span><text:span text:style-name="T47">LR gramatikou vypadal</text:span><text:span text:style-name="T48">a</text:span><text:span text:style-name="T47"> takto:</text:span></text:p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46"><text:span text:style-name="T50">1+1=2</text:span></text:p>
          </table:table-cell>
          <table:table-cell table:style-name="Table4.A1" office:value-type="string">
            <text:p text:style-name="P47">(vstup)</text:p>
          </table:table-cell>
        </table:table-row>
        <table:table-row>
          <table:table-cell table:style-name="Table4.A1" office:value-type="string">
            <text:p text:style-name="P48"><text:span text:style-name="T51">1</text:span><text:span text:style-name="T50">+</text:span><text:span text:style-name="T51">1</text:span><text:span text:style-name="T50">=F</text:span></text:p>
          </table:table-cell>
          <table:table-cell table:style-name="Table4.A1" office:value-type="string">
            <text:p text:style-name="P48">(<text:span text:style-name="T52">id → </text:span><text:span text:style-name="T53">F</text:span>)</text:p>
          </table:table-cell>
        </table:table-row>
        <table:table-row>
          <table:table-cell table:style-name="Table4.A1" office:value-type="string">
            <text:p text:style-name="P48"><text:span text:style-name="T51">1</text:span><text:span text:style-name="T50">+</text:span><text:span text:style-name="T51">1</text:span><text:span text:style-name="T50">=T</text:span></text:p>
          </table:table-cell>
          <table:table-cell table:style-name="Table4.A1" office:value-type="string">
            <text:p text:style-name="P48">(redukce F → T)</text:p>
          </table:table-cell>
        </table:table-row>
        <table:table-row>
          <table:table-cell table:style-name="Table4.A1" office:value-type="string">
            <text:p text:style-name="P48"><text:span text:style-name="T51">1</text:span><text:span text:style-name="T50">+</text:span><text:span text:style-name="T51">1</text:span><text:span text:style-name="T50">=E</text:span></text:p>
          </table:table-cell>
          <table:table-cell table:style-name="Table4.A1" office:value-type="string">
            <text:p text:style-name="P48">(redukce T → E)</text:p>
          </table:table-cell>
        </table:table-row>
        <table:table-row>
          <table:table-cell table:style-name="Table4.A1" office:value-type="string">
            <text:p text:style-name="P49"><text:span text:style-name="T50">1+E=E</text:span></text:p>
          </table:table-cell>
          <table:table-cell table:style-name="Table4.A1" office:value-type="string">
            <text:p text:style-name="P49">(redukce <text:span text:style-name="T32">id </text:span><text:span text:style-name="T39">→ F → </text:span><text:span text:style-name="T54">T → E</text:span>)</text:p>
          </table:table-cell>
        </table:table-row>
        <table:table-row>
          <table:table-cell table:style-name="Table4.A1" office:value-type="string">
            <text:p text:style-name="P49">1+E</text:p>
          </table:table-cell>
          <table:table-cell table:style-name="Table4.A1" office:value-type="string">
            <text:p text:style-name="P49">(redukce E=E → E)</text:p>
          </table:table-cell>
        </table:table-row>
        <table:table-row>
          <table:table-cell table:style-name="Table4.A1" office:value-type="string">
            <text:p text:style-name="P50">E+E</text:p>
          </table:table-cell>
          <table:table-cell table:style-name="Table4.A1" office:value-type="string">
            <text:p text:style-name="P50">(redukce <text:span text:style-name="T32">id </text:span><text:span text:style-name="T39">→ F → T → E</text:span>)</text:p>
          </table:table-cell>
        </table:table-row>
        <table:table-row>
          <table:table-cell table:style-name="Table4.A1" office:value-type="string">
            <text:p text:style-name="P50">E</text:p>
          </table:table-cell>
          <table:table-cell table:style-name="Table4.A1" office:value-type="string">
            <text:p text:style-name="P50">(redukce E+E → E)</text:p>
          </table:table-cell>
        </table:table-row>
      </table:table>
      <text:p text:style-name="P51"/>
      <text:h text:style-name="Heading_20_3" text:outline-level="3"><text:bookmark-start text:name="__RefHeading___Toc1349_3901771047"/>Shora dolů<text:bookmark-end text:name="__RefHeading___Toc1349_3901771047"/></text:h>
      <text:p text:style-name="P52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3">LL parsování odpovídá systému shora dolů přičemž se využívá levé derivace. To znamená že analyzátor proměnuje symboly v pořadí zleva. <text:span text:style-name="T55">Vzhledem k tomu, že výše zmíněná gramatika je pouze LR (má levou rekurzi), potřebujeme ji převést na LL: </text:span></text:p>
      <text:p text:style-name="P54">E → T E'</text:p>
      <text:p text:style-name="P37">E' → + T E' | = E | ε <text:span text:style-name="T56">(prázdný symbol)</text:span></text:p>
      <text:p text:style-name="P37">T → F T'</text:p>
      <text:p text:style-name="P37">T' → * F T' | ε</text:p>
      <text:p text:style-name="P37">F → ( E ) | id</text:p>
      <text:p text:style-name="P53">Máme li výraz 1 + 1 = 2, provede následující kroky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5">E</text:p>
          </table:table-cell>
          <table:table-cell table:style-name="Table2.A1" office:value-type="string">
            <text:p text:style-name="P56">(vstup)</text:p>
          </table:table-cell>
        </table:table-row>
        <text:soft-page-break/>
        <table:table-row>
          <table:table-cell table:style-name="Table2.A1" office:value-type="string">
            <text:p text:style-name="P57"><text:span text:style-name="T56">T</text:span><text:span text:style-name="T31">E’</text:span></text:p>
          </table:table-cell>
          <table:table-cell table:style-name="Table2.A1" office:value-type="string">
            <text:p text:style-name="P56">(expanze E → <text:span text:style-name="T56">TE’</text:span>)</text:p>
          </table:table-cell>
        </table:table-row>
        <table:table-row>
          <table:table-cell table:style-name="Table2.A1" office:value-type="string">
            <text:p text:style-name="P58">F<text:span text:style-name="T49">T</text:span>’E’</text:p>
          </table:table-cell>
          <table:table-cell table:style-name="Table2.A1" office:value-type="string">
            <text:p text:style-name="P59">(expanze <text:span text:style-name="T49">T → F</text:span><text:span text:style-name="T56">T’</text:span>)</text:p>
          </table:table-cell>
        </table:table-row>
        <table:table-row>
          <table:table-cell table:style-name="Table2.A1" office:value-type="string">
            <text:p text:style-name="P60"><text:span text:style-name="T49">1</text:span>T’E’</text:p>
          </table:table-cell>
          <table:table-cell table:style-name="Table2.A1" office:value-type="string">
            <text:p text:style-name="P61">(expanze <text:span text:style-name="T49">F</text:span> → <text:span text:style-name="T52">id</text:span>)</text:p>
          </table:table-cell>
        </table:table-row>
        <table:table-row>
          <table:table-cell table:style-name="Table2.A1" office:value-type="string">
            <text:p text:style-name="P58"><text:span text:style-name="T50">1E’</text:span></text:p>
          </table:table-cell>
          <table:table-cell table:style-name="Table2.A1" office:value-type="string">
            <text:p text:style-name="P62">(expanze <text:span text:style-name="T49">T’</text:span> → <text:span text:style-name="T32">ε</text:span>)</text:p>
          </table:table-cell>
        </table:table-row>
        <table:table-row>
          <table:table-cell table:style-name="Table2.A1" office:value-type="string">
            <text:p text:style-name="P58">1+TE’</text:p>
          </table:table-cell>
          <table:table-cell table:style-name="Table2.A1" office:value-type="string">
            <text:p text:style-name="P58">(expanze E’ → +TE’)</text:p>
          </table:table-cell>
        </table:table-row>
        <table:table-row>
          <table:table-cell table:style-name="Table2.A1" office:value-type="string">
            <text:p text:style-name="P58">1+1E’</text:p>
          </table:table-cell>
          <table:table-cell table:style-name="Table2.A1" office:value-type="string">
            <text:p text:style-name="P58">(expanze T → FT’ → F → <text:span text:style-name="T32">id</text:span>)</text:p>
          </table:table-cell>
        </table:table-row>
        <table:table-row>
          <table:table-cell table:style-name="Table2.A1" office:value-type="string">
            <text:p text:style-name="P58">1+1=E</text:p>
          </table:table-cell>
          <table:table-cell table:style-name="Table2.A1" office:value-type="string">
            <text:p text:style-name="P58">(expanze E’ → E)</text:p>
          </table:table-cell>
        </table:table-row>
        <table:table-row>
          <table:table-cell table:style-name="Table2.A1" office:value-type="string">
            <text:p text:style-name="P58">1+1=TE’</text:p>
          </table:table-cell>
          <table:table-cell table:style-name="Table2.A1" office:value-type="string">
            <text:p text:style-name="P58">(expanze E → TE’)</text:p>
          </table:table-cell>
        </table:table-row>
        <table:table-row>
          <table:table-cell table:style-name="Table2.A1" office:value-type="string">
            <text:p text:style-name="P58">1+1=2E’</text:p>
          </table:table-cell>
          <table:table-cell table:style-name="Table2.A1" office:value-type="string">
            <text:p text:style-name="P58">(expanze T → FT’ → F → <text:span text:style-name="T32">id</text:span>)</text:p>
          </table:table-cell>
        </table:table-row>
        <table:table-row>
          <table:table-cell table:style-name="Table2.A1" office:value-type="string">
            <text:p text:style-name="P58">1+1=2</text:p>
          </table:table-cell>
          <table:table-cell table:style-name="Table2.A1" office:value-type="string">
            <text:p text:style-name="P58">(expanze E’ → ε)</text:p>
          </table:table-cell>
        </table:table-row>
      </table:table>
      <text:p text:style-name="P63"/>
      <text:h text:style-name="P64" text:outline-level="1"><text:bookmark-start text:name="__RefHeading___Toc1111_282055569"/>Jazyk Rogalo<text:bookmark-end text:name="__RefHeading___Toc1111_282055569"/></text:h>
      <text:p text:style-name="P65">Jazyk Rogalo je jednoduchým procedurálním jazykem s funkcemi. <text:span text:style-name="T57">Syntaxe je proto intuitivní a podobná jiným již existujícím jazykům. Nicméně jsem ji upravil tak, aby se mi v něm kód psal dobře a myslím, že by se s ním daly napsat i komplikovanější programy, jak je možné vidět na příkladě využití algoritmizace řazení seznamu bubble-sort. </text:span></text:p>
      <text:h text:style-name="Heading_20_2" text:outline-level="2"><text:bookmark-start text:name="__RefHeading___Toc1471_570254288"/>Syntaxe<text:bookmark-end text:name="__RefHeading___Toc1471_570254288"/></text:h>
      <text:h text:style-name="P66" text:outline-level="3"><text:bookmark-start text:name="__RefHeading___Toc1473_570254288"/>Komentáře<text:bookmark-end text:name="__RefHeading___Toc1473_570254288"/></text:h>
      <text:p text:style-name="P67"><text:span text:style-name="T15">Komentáře pro lepší orientaci v kódu a popis se oz</text:span><text:span text:style-name="T58">na</text:span><text:span text:style-name="T15">čují dvojitým </text:span><text:span text:style-name="T59">##</text:span><text:span text:style-name="T15">, případně </text:span><text:span text:style-name="T60">##</text:span><text:span text:style-name="T61">[</text:span><text:span text:style-name="T62">[</text:span><text:span text:style-name="T63">[</text:span><text:span text:style-name="T64">komentář</text:span><text:span text:style-name="T65">]</text:span><text:span text:style-name="T66">]</text:span><text:span text:style-name="T60">]##</text:span><text:span text:style-name="T15">.</text:span></text:p>
      <text:h text:style-name="Heading_20_3" text:outline-level="3"><text:bookmark-start text:name="__RefHeading___Toc1475_570254288"/>Proměnné<text:bookmark-end text:name="__RefHeading___Toc1475_570254288"/></text:h>
      <text:p text:style-name="P68">Proměnné se zakládají takto: <text:span text:style-name="T67">[typ] [název proměnné] </text:span><text:span text:style-name="T68">=</text:span><text:span text:style-name="T67"> [výraz]</text:span><text:span text:style-name="T32">. </text:span><text:span text:style-name="T69">Pod pojmem výraz se rozumí rozumí číselné operace, jiné proměnné a také volání funkcí. Případně ještě prvek seznamu. Pole se pouze inicializují, nebo se celé kopírují z jiného pole: </text:span><text:span text:style-name="T70">arr </text:span><text:span text:style-name="T67">[typ prvků] [název pole] [specifikace pole]</text:span><text:span text:style-name="T69"> nebo </text:span><text:span text:style-name="T70">arr </text:span><text:span text:style-name="T67">[typ prvků] [název pole] [specifikace pole] </text:span><text:span text:style-name="T68">=</text:span><text:span text:style-name="T67"> [jiné pole]</text:span><text:span text:style-name="T69">. Specifikace pole znamená kolik prvků bude pole mít, případně jestli to bude pole polí – </text:span><text:span text:style-name="T71">arr int pole[2][3][4]</text:span><text:span text:style-name="T69"> vytvoří pole o dvou polích, každé se třemi poli o čtyřech prvcích.</text:span></text:p>
      <text:h text:style-name="Heading_20_3" text:outline-level="3">Typy</text:h>
      <text:p text:style-name="P69">Podporované typy proměnných jsou:</text:p>
      <text:list text:style-name="L2">
        <text:list-item>
          <text:p text:style-name="P70">int </text:p>
        </text:list-item>
        <text:list-item>
          <text:p text:style-name="P70">byte </text:p>
        </text:list-item>
        <text:list-item>
          <text:p text:style-name="P71"><text:span text:style-name="T32">arr</text:span> (speciální případ)</text:p>
        </text:list-item>
        <text:list-item>
          <text:p text:style-name="P72">str</text:p>
        </text:list-item>
      </text:list>
      <text:p text:style-name="P73"><text:span text:style-name="T72">Funkce nemůže vracet typ </text:span><text:span text:style-name="T73">str</text:span>, ale <text:span text:style-name="T72">zato</text:span> je možné uvést typ <text:span text:style-name="T32">void</text:span><text:span text:style-name="T39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74">Možné operátory jsou:</text:p>
      <text:list text:style-name="L3">
        <text:list-item>
          <text:p text:style-name="P75"><text:span text:style-name="T74">číselné – plus </text:span><text:span text:style-name="T75">+</text:span><text:span text:style-name="T74">, </text:span><text:span text:style-name="T76">binární </text:span><text:span text:style-name="T74">minus </text:span><text:span text:style-name="T75">-</text:span><text:span text:style-name="T74">, krát </text:span><text:span text:style-name="T75">*</text:span><text:span text:style-name="T74">, děleno </text:span><text:span text:style-name="T75">/</text:span></text:p>
          <text:p text:style-name="P76"><text:soft-page-break/><text:span text:style-name="T77">Číselné operátory je </text:span><text:span text:style-name="T78">možné použít ve výrazech – na </text:span><text:span text:style-name="T79">číslech a </text:span><text:span text:style-name="T78">proměnných </text:span><text:span text:style-name="T79">kromě polí a stringů. </text:span><text:span text:style-name="T80">Unární mínus pro proměnné není implementované</text:span></text:p>
        </text:list-item>
        <text:list-item>
          <text:p text:style-name="P75"><text:span text:style-name="T74">komparativní – menší než </text:span><text:span text:style-name="T75">&lt;</text:span><text:span text:style-name="T74">, větší než </text:span><text:span text:style-name="T75">&gt;</text:span><text:span text:style-name="T74">, menší nebo rovno </text:span><text:span text:style-name="T75">&lt;=</text:span><text:span text:style-name="T74">, větší nebo rovno </text:span><text:span text:style-name="T75">&gt;=</text:span><text:span text:style-name="T74">, rovná se </text:span><text:span text:style-name="T81">==</text:span><text:span text:style-name="T74">, nerovná se </text:span><text:span text:style-name="T75">!=</text:span></text:p>
          <text:p text:style-name="P76"><text:span text:style-name="T77">Kom</text:span><text:span text:style-name="T79">parati</text:span><text:span text:style-name="T82">v</text:span><text:span text:style-name="T79">ní operátory je možné použít pouze v podmínce </text:span><text:span text:style-name="T83">if</text:span><text:span text:style-name="T79"> na číslech a proměnných kromě polí a stringů (bohužel nerekurzivně – na jednu podmínku může být použit vždy maximálně jeden operátor).</text:span></text:p>
        </text:list-item>
      </text:list>
      <text:h text:style-name="P77" text:outline-level="3"><text:bookmark-start text:name="__RefHeading___Toc1479_570254288"/>Řídící struktury<text:bookmark-end text:name="__RefHeading___Toc1479_570254288"/></text:h>
      <text:p text:style-name="P78">Řídící struktury jazyk nabízí dvě: </text:p>
      <text:list text:style-name="L4">
        <text:list-item>
          <text:p text:style-name="P79"><text:span text:style-name="T84">If struktury vypadají následovně: </text:span><text:span text:style-name="T85">if</text:span><text:span text:style-name="T86"> (</text:span><text:span text:style-name="T87">[</text:span><text:span text:style-name="T88">podmínka</text:span><text:span text:style-name="T87">]</text:span><text:span text:style-name="T89">)</text:span><text:span text:style-name="T90">{</text:span><text:span text:style-name="T87">[</text:span><text:span text:style-name="T88">kód</text:span><text:span text:style-name="T87">]</text:span><text:span text:style-name="T90">}</text:span><text:span text:style-name="T84">. </text:span><text:span text:style-name="T91">Podmínka zname</text:span><text:span text:style-name="T92">ná porovnání jednoho výrazu s druhým.</text:span></text:p>
        </text:list-item>
        <text:list-item>
          <text:p text:style-name="P80">Loop: <text:span text:style-name="T93">loop (</text:span><text:span text:style-name="T94">[</text:span><text:span text:style-name="T95">proměnná přes kterou se iteruje</text:span><text:span text:style-name="T94">]</text:span><text:span text:style-name="T96">;</text:span><text:span text:style-name="T95"> </text:span><text:span text:style-name="T94">[</text:span><text:span text:style-name="T95">začáteční hodnota iterování</text:span><text:span text:style-name="T94">]</text:span><text:span text:style-name="T97">→</text:span><text:span text:style-name="T94">[</text:span><text:span text:style-name="T95">konečná hodnota do které se bude iterovat (včetně)</text:span><text:span text:style-name="T94">]</text:span><text:span text:style-name="T96">;</text:span><text:span text:style-name="T95"> </text:span><text:span text:style-name="T94">[</text:span><text:span text:style-name="T95">vynechatelný krok o který se proměnná bude zvyšovat, výchozí hodnota je 1</text:span><text:span text:style-name="T94">]</text:span><text:span text:style-name="T96">)</text:span><text:span text:style-name="T97">{</text:span><text:span text:style-name="T94">[</text:span><text:span text:style-name="T95">kód</text:span><text:span text:style-name="T94">]</text:span><text:span text:style-name="T97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78">Funkce jsou definovány takto: <text:span text:style-name="T98">func </text:span><text:span text:style-name="T99">[datový typ návratové hodnoty] [jméno funkce]</text:span><text:span text:style-name="T100">(</text:span><text:span text:style-name="T99">[argumenty]</text:span><text:span text:style-name="T100">)</text:span><text:span text:style-name="T101">{</text:span><text:span text:style-name="T99">[kód]</text:span><text:span text:style-name="T101">}</text:span>. <text:span text:style-name="T92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81">FLEX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 je open-source nástroj, který generuje lexikální analyzátor. Umožňuje zefektivnit a výrazně zkrátit vytváření analyzátoru. <text:span text:style-name="T102">Struktura FLEX programu je následující: začíná definicemi, následuje uživatelský kód v c, nebo c++ (v mém případě c) uzavřený v závorkách s procenty </text:span><text:span text:style-name="T103">% { } %</text:span><text:span text:style-name="T102">. Pak </text:span><text:span text:style-name="T104">jsou v souboru deklarace stavů jiných než INITIAL, dále dvojitá procenta </text:span><text:span text:style-name="T105">%%</text:span><text:span text:style-name="T104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06">flex </text:span><text:span text:style-name="T107">[možnosti] [název souboru]</text:span><text:span text:style-name="T108">.</text:span><text:span text:style-name="T109">l</text:span></text:p>
      <text:h text:style-name="Heading_20_2" text:outline-level="2"><text:bookmark-start text:name="__RefHeading___Toc737_1611209431"/>BISON<text:bookmark-end text:name="__RefHeading___Toc737_1611209431"/></text:h>
      <text:p text:style-name="P82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10">statických deklarací</text:span> v závorkách s procenty <text:span text:style-name="T111">{% %}</text:span>, následují definice datových typů tokenů, pak definice tokenů samotných, neterminálů, předností jednotlivých symbolů i startovacího symbolu. <text:span text:style-name="T110">Dále se v souboru vyskytují gramatická pravidla uzavřená v dvojitých procentech </text:span><text:span text:style-name="T112">%% </text:span><text:span text:style-name="T113">[kód]</text:span><text:span text:style-name="T112"> %%</text:span><text:span text:style-name="T110">. Na konci souboru jsou definice na začátku deklarovaných funkcí společně s hlavní main funkcí, která celý analyzátor spouští. BISON se volá také z příkazové řádky: </text:span><text:span text:style-name="T114">bison </text:span><text:span text:style-name="T115">[možnosti] </text:span><text:span text:style-name="T116">[název souboru]</text:span><text:span text:style-name="T117">.y</text:span></text:p>
      <text:h text:style-name="P83" text:outline-level="2"><text:bookmark-start text:name="__RefHeading___Toc739_1611209431"/>LLVM<text:bookmark-end text:name="__RefHeading___Toc739_1611209431"/></text:h>
      <text:p text:style-name="P84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46">se</text:span> <text:span text:style-name="T46">zaměřuje</text:span> se na meziplatformovou reprezentaci kódu – LLVM IR. Tento „srozumitelnější assembly kód“ <text:span text:style-name="T118">postupně </text:span>zlepšuje v několika po sobě jdoucích průchodech.<text:span text:style-name="T119"> </text:span><text:span text:style-name="T120">Clang jakožto součást LLVM projektu </text:span><text:span text:style-name="T118">obsahuje tento optimalizátor, ale i kompilátor ze samotného LLVM IR do strojového kódu. Clang</text:span><text:span text:style-name="T121"> </text:span><text:span text:style-name="T122">za mě tedy spustí LLVM optimalizátor </text:span><text:span text:style-name="T123">na LLVM IR vygenerované mým kompilátorem</text:span><text:span text:style-name="T122"> a zároveň z optimalizované verze IR vytvoří spustitelný soubor.</text:span></text:p>
      <text:h text:style-name="P85" text:outline-level="1"><text:bookmark-start text:name="__RefHeading___Toc1483_570254288"/>Gramatika <text:span text:style-name="T36">jazyka Rogalo</text:span><text:bookmark-end text:name="__RefHeading___Toc1483_570254288"/></text:h>
      <text:p text:style-name="P86">Bud<text:span text:style-name="T124">u</text:span> j<text:span text:style-name="T124">i</text:span> vysvětlovat způsobem shora dolů, i když jsem si vědom, že BISON využívá LR princip a tedy analýzu zespoda nahoru. Celý soubor je uzavřen v neterminálu <text:span text:style-name="T32">st</text:span><text:span text:style-name="T39">, jenž se skládá z neterminálů začátku souboru a programu. </text:span><text:span text:style-name="T125">Program se rekurzivně skládá z neterminálů </text:span><text:span text:style-name="T126">statement</text:span><text:span text:style-name="T125">. Tedy může jich tam být </text:span><text:span text:style-name="T127">1</text:span><text:span text:style-name="T125"> – </text:span><text:span text:style-name="T126">n </text:span><text:span text:style-name="T125">za sebou. </text:span><text:span text:style-name="T126">Statement </text:span><text:span text:style-name="T125">může být buďto deklarace, řídící struktura, změna proměnné nebo komentář. </text:span><text:span text:style-name="T128">Pod deklarace spadá vytvoření nové proměnné, funkce, textového řetězce i pole. Mezi řídící struktury patří </text:span><text:span text:style-name="T129">loop</text:span><text:span text:style-name="T128"> a </text:span><text:span text:style-name="T129">if. </text:span><text:span text:style-name="T128">Dále ukážu, jak jsem konkrétní struktury přeložil z jazyka Rogalo do LLVM IR.</text:span></text:p>
      <text:h text:style-name="Heading_20_1" text:outline-level="1"><text:bookmark-start text:name="__RefHeading___Toc1085_1716699866"/>G<text:span text:style-name="T124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30">Jednoduché p</text:span>roměnné<text:bookmark-end text:name="__RefHeading___Toc648_1243889013"/></text:h>
      <text:p text:style-name="P87">Proměnné v mém kódu jsou reprezentovány jako pointer. To je proto, aby se mohla jejich hodnota měnit a nemusela se pokaždé vytvářet nová proměnná, jelikož LLVM IR je SSA <text:span text:style-name="T92">(Static Single Asignment)</text:span>. To znamená, že každé proměnné může být přiřazena hodnota právě jednou. Při deklaraci proměnné tedy vytvořím pointer s přísluš<text:span text:style-name="T131">ným typem </text:span><text:span text:style-name="T132">a k jeho názvu připojím nulu, aby bylo jasné, že to je pointer</text:span>, a poté na místo na které ukazuje uložím hodnotu, která je proměnné přiřazována. </text:p>
      <text:h text:style-name="Heading_20_3" text:outline-level="3"><text:bookmark-start text:name="__RefHeading___Toc650_1243889013"/>Funkce<text:bookmark-end text:name="__RefHeading___Toc650_1243889013"/></text:h>
      <text:p text:style-name="P88">Definice funkcí by měly být na nejvyšší úrovní LLVM IR programu, tedy mimo funkci <text:span text:style-name="T32">main</text:span><text:span text:style-name="T39">. Proto mám otevřené dva soubory – </text:span><text:span text:style-name="T32">out.ll </text:span><text:span text:style-name="T39">a </text:span><text:span text:style-name="T32">temp_out.ll</text:span><text:span text:style-name="T39">. To mi umožňuje psát definice funkcí do </text:span><text:span text:style-name="T32">out.ll</text:span><text:span text:style-name="T39"> a zbytek do </text:span><text:span text:style-name="T32">temp_out.ll</text:span><text:span text:style-name="T39"> a posléze připojit </text:span><text:span text:style-name="T32">temp_out.ll </text:span><text:span text:style-name="T39">k </text:span><text:span text:style-name="T32">out.ll</text:span><text:span text:style-name="T39">, a tak dosáhnout definice funkcí na začátku souboru. </text:span><text:span text:style-name="T133">Reprezentace funkce v Rogalu je takováto: </text:span><text:span text:style-name="T134">func </text:span><text:span text:style-name="T135">[datový typ návratové hodnoty] [jméno funkce]</text:span><text:span text:style-name="T134">(</text:span><text:span text:style-name="T135">[argumenty]</text:span><text:span text:style-name="T134">)</text:span><text:span text:style-name="T136">{</text:span><text:span text:style-name="T135">[kód]</text:span><text:span text:style-name="T136">}</text:span><text:span text:style-name="T137">. Datový typ je stejný jako u proměnné, s tím rozdílem, že funkce může vracet i pole, které je popsané níže </text:span><text:span text:style-name="T133">a také je s</text:span><text:span text:style-name="T123">c</text:span><text:span text:style-name="T133">hopná nevracet nic – datový typ </text:span><text:span text:style-name="T138">void</text:span><text:span text:style-name="T137">. Argumenty fu</text:span><text:span text:style-name="T123">n</text:span><text:span text:style-name="T137">kce jsou předávány normální </text:span><text:span text:style-name="T133">SSA </text:span><text:span text:style-name="T137">proměnnou, a tak je potřeba je na začátku funkce převést na pointer, abych s nimi mohl dál pracovat. Tělo funkce vypadá stejně jako normální kód, ale kromě tokenu </text:span><text:span text:style-name="T139">statement </text:span><text:span text:style-name="T137">akceptuje ještě </text:span><text:span text:style-name="T139">return</text:span><text:span text:style-name="T137">. </text:span></text:p>
      <text:h text:style-name="Heading_20_3" text:outline-level="3"><text:bookmark-start text:name="__RefHeading___Toc1089_1716699866"/>Stringů<text:bookmark-end text:name="__RefHeading___Toc1089_1716699866"/></text:h>
      <text:p text:style-name="P89">Textové řetězce mám definované jako globální konstanty na začátku souboru. Je tedy obdobně jako u definicí fu<text:span text:style-name="T46">n</text:span>kcí potřeba ošetřit, aby byly před fu<text:span text:style-name="T46">n</text:span>kcí <text:span text:style-name="T32">main</text:span><text:span text:style-name="T39">. Zde ovšem nastává konflikt, pokud jsem v definici funkce a vytvářím string, mohlo by se stát, že bych konstantu vytvořil uprostřed funkce, a tím pádem ji vytvářel při každém volání funkce. </text:span><text:span text:style-name="T140">Proto </text:span><text:span text:style-name="T141">jsem vytvořil dočasný</text:span><text:span text:style-name="T140"> </text:span><text:span text:style-name="T141">string, do kterého se deklarace stringů ukládají v případě, že je kód v deklaraci funkce. Když pak program dojde na konec funkce, daný string vytiskne za funkci, čímž se zajistí, že se stringy nebudou tvořit vícekrát. <text:s/>Samotný datový typ je statické pole znaků. V kódu tedy deklarace stringů vypadá takto: „</text:span><text:span text:style-name="T142">@</text:span><text:span text:style-name="T143">[</text:span><text:span text:style-name="T144">název stringu</text:span><text:span text:style-name="T143">]</text:span><text:span text:style-name="T145"> </text:span><text:span text:style-name="T146">=</text:span><text:span text:style-name="T145"> private constant [</text:span><text:span text:style-name="T144">[délka stringu]</text:span><text:span text:style-name="T145"> x i8] c</text:span><text:span text:style-name="T147">“</text:span><text:span text:style-name="T144">[string samotný]</text:span><text:span text:style-name="T147">“</text:span><text:span text:style-name="T141">. 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0">U deklarace polí jsem se je rozhodl pouze inicializovat. Tedy nepřiřazuji každému prvku nějakou hodnotu, <text:span text:style-name="T148">to je povoleno jenom jednotlivě, pro každý prvek pole zvlášť</text:span>.<text:span text:style-name="T148"> Jako u proměnné se vytvoří pointer s daným typem a názvem s připojenou nulou na konci. </text:span><text:s/><text:span text:style-name="T124">Proto je</text:span> deklarace která kopíruje cel<text:span text:style-name="T148">é jiné pole povolená, </text:span><text:span text:style-name="T124">stačí pouze načíst hodnotu pointeru a uložit jí do jiného</text:span><text:span text:style-name="T148">. </text:span><text:span text:style-name="T124">Ještě musí p</text:span><text:span text:style-name="T149">roběhn</text:span><text:span text:style-name="T127">out</text:span><text:span text:style-name="T149"> kontrola, zda se jeho typ shoduje s typem zadaným. </text:span><text:span text:style-name="T127">A právě t</text:span><text:span text:style-name="T148">yp pole je v tomto případě trochu komplikovanější. </text:span><text:span text:style-name="T84">S</text:span><text:span text:style-name="T150">pecifikace pole vypadá takto: </text:span><text:span text:style-name="T151">[</text:span><text:span text:style-name="T152">výraz</text:span><text:span text:style-name="T151">][</text:span><text:span text:style-name="T152">výraz</text:span><text:span text:style-name="T151">][</text:span><text:span text:style-name="T152">výraz</text:span><text:span text:style-name="T153">]...</text:span><text:span text:style-name="T150"> Výraz nejvíce napravo je nejvnitřnější, tedy deklarace </text:span><text:span text:style-name="T154">arr int pole[2][4][3]</text:span><text:span text:style-name="T150"> vytvoří pole s dvěma prvky – poli o čtyřech prvcích, které jsou také pole a mají v sobě tři prvky typu int. Tuto specifikaci ukládám v zásobníku, z kterého pak tvořím typ v LLVM IR, který vypadá takto: </text:span><text:span text:style-name="T154">[2 x [4 x [3 x i32]]]</text:span><text:span text:style-name="T150">. Přistupuji k tomu takovým způsobem, že vytvořím první závorku se základním typem seznamu </text:span><text:span text:style-name="T154">[3 x i32]</text:span><text:span text:style-name="T150"> a potom k ní zvenku přidávám vrchní položky ze zásobníku. </text:span><text:span text:style-name="T127">Používám zásobník, jelikož k hodnotám přistupuji „odzadu“. 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91">Řídící struktura loop je <text:span text:style-name="T155">jedna z</text:span> <text:span text:style-name="T155">nej</text:span>komplikovan<text:span text:style-name="T155">ějších částí projektu, znát je to na množství kódu, který při jejím tvoření generuji. Začínám přípravným blokem kódu. Ten vytvoří proměnou, přes kterou bude </text:span><text:span text:style-name="T156">loop </text:span><text:span text:style-name="T157">iterovat a uloží do ní startovní hodnotu. Zároveň vytvoří proměnnou s maximální hodnotou, ke které se bude iterovat. </text:span><text:span text:style-name="T158">Také</text:span><text:span text:style-name="T157"> se vytvoří proměnná, která ukazuje, zda je startovní hodnota vyšší, nebo nižší než cílová. Touto proměnnou se </text:span><text:span text:style-name="T156">loop</text:span><text:span text:style-name="T157"> děl</text:span><text:span text:style-name="T123">í</text:span><text:span text:style-name="T157"> na dvě části. V pr</text:span><text:span text:style-name="T123">v</text:span><text:span text:style-name="T157">ní vždy kontroluje, zda </text:span><text:span text:style-name="T159">je proměn</text:span><text:span text:style-name="T123">n</text:span><text:span text:style-name="T159">á menší než cílová hodnota a krok přičítá, zatímco v druhé větvi kontroluje, zda je proměnná větší a krok odečítá. </text:span><text:span text:style-name="T158">Kontrolování probíhá před spuštěním kódu uvnitř </text:span><text:span text:style-name="T160">loopu</text:span><text:span text:style-name="T158">, Přidávání či odčítání po něm. Zároveň s tím se skočí na zpět na kontrolu a pokud už byly podmínky splněny z </text:span><text:span text:style-name="T160">loopu </text:span><text:span text:style-name="T158">se vyskočí. </text:span><text:span text:style-name="T161">Každý </text:span><text:span text:style-name="T162">loop </text:span><text:span text:style-name="T161">má své proměn</text:span><text:span text:style-name="T123">n</text:span><text:span text:style-name="T161">é a bloky kódu, kam skáče, pokud tedy nastane situace, že se volá </text:span><text:span text:style-name="T162">loop </text:span><text:span text:style-name="T161">ve struktuře </text:span><text:span text:style-name="T162">loop, </text:span><text:span text:style-name="T161">musí si původní </text:span><text:span text:style-name="T162">loop </text:span><text:span text:style-name="T161">nějakým způsobem zapamatovat, jak pojmenovávat své proměnné, aby nedošlo ke kolizi. Toho docílím pomocí zásobníku – když </text:span><text:span text:style-name="T162">loop </text:span><text:span text:style-name="T161">začíná přidám do zásobníku číslo momentální struktury </text:span><text:span text:style-name="T162">loop</text:span><text:span text:style-name="T161">, když narazím na další </text:span><text:span text:style-name="T162">loop</text:span><text:span text:style-name="T161">, přidám opět jeho číslo do zásobníku, vygeneruji ho, a pak číslo ze zásobníku odstraním, pak může být vygenerován zbytek kódu z původní struktury </text:span><text:span text:style-name="T162">loop</text:span><text:span text:style-name="T161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92">U řídící struktury <text:span text:style-name="T32">if </text:span><text:span text:style-name="T39">se jednoduše vytvoří proměnná, která rozhoduje, zda se má skočit do bloku s kódem v </text:span><text:span text:style-name="T32">if </text:span><text:span text:style-name="T39">struktuře, nebo se má pokračovat dál. Pro tento účel se v LLVM IR využívá příkaz </text:span><text:span text:style-name="T32">icmp: </text:span><text:span text:style-name="T163">%condition</text:span><text:span text:style-name="T164"> </text:span><text:span text:style-name="T165">=</text:span><text:span text:style-name="T164"> icmp </text:span><text:span text:style-name="T166">[operace] [typ] [první proměnná]</text:span><text:span text:style-name="T164">, </text:span><text:span text:style-name="T166">[druhá proměnná]</text:span><text:span text:style-name="T32">.</text:span><text:span text:style-name="T39">Ve výsledku to pak může vypadat zhruba takto: </text:span><text:span text:style-name="T163">%condition_if1</text:span><text:span text:style-name="T164"> </text:span><text:span text:style-name="T165">=</text:span><text:span text:style-name="T164"> icmp sgt i32 </text:span><text:span text:style-name="T163">%t10</text:span><text:span text:style-name="T164">, </text:span><text:span text:style-name="T167">12</text:span><text:span text:style-name="T32">. </text:span><text:span text:style-name="T39">Ptáme se, jestli je proměnná </text:span><text:span text:style-name="T32">t10</text:span><text:span text:style-name="T39"> (může být i negativní, proto </text:span><text:span text:style-name="T32">sgt</text:span><text:span text:style-name="T39">) větší než 12, pokud ano bude hodnota </text:span><text:span text:style-name="T32">%condition_if1 </text:span><text:span text:style-name="T39">nastavena na 1, jinak na 0. Proměn</text:span><text:span text:style-name="T123">n</text:span><text:span text:style-name="T39">á se pak využije pro určení, zda pokračovat dál, nebo se vnořit do </text:span><text:span text:style-name="T32">if</text:span><text:span text:style-name="T39">: </text:span><text:span text:style-name="T168">br i1 </text:span><text:span text:style-name="T169">[</text:span><text:span text:style-name="T170">proměnná</text:span><text:span text:style-name="T169">]</text:span><text:span text:style-name="T168">, label </text:span><text:span text:style-name="T169">[</text:span><text:span text:style-name="T153">název štítku, nakterý se má skočit, </text:span><text:span text:style-name="T170">když je proměnná 1</text:span><text:span text:style-name="T169">]</text:span><text:span text:style-name="T168">, label </text:span><text:span text:style-name="T169">[</text:span><text:span text:style-name="T170">když je proměnná 0</text:span><text:span text:style-name="T169">]</text:span><text:span text:style-name="T39">. 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93" text:outline-level="3"><text:bookmark-start text:name="__RefHeading___Toc1113_282055569"/>Jednoduché proměnné<text:bookmark-end text:name="__RefHeading___Toc1113_282055569"/></text:h>
      <text:p text:style-name="P94">Změna jednodu<text:span text:style-name="T46">c</text:span>hé proměnné spočívá v tom, že si vyhledám její typ v tabulce, do které si je ukládám a potom uložím přiřazovanou hodnotu do pointru proměnné: <text:span text:style-name="T101">store </text:span><text:span text:style-name="T99">[typ] [přiřazovaná hodnota]</text:span><text:span text:style-name="T100">, ptr </text:span><text:span text:style-name="T99">[název proměnné]</text:span><text:span text:style-name="T171">0</text:span>.</text:p>
      <text:h text:style-name="Heading_20_3" text:outline-level="3"><text:bookmark-start text:name="__RefHeading___Toc1115_282055569"/>Pole<text:bookmark-end text:name="__RefHeading___Toc1115_282055569"/></text:h>
      <text:p text:style-name="P95">Statické pole je reprezentováno pouze místem v paměti na určitý počet prvků daného typu. Pokud chci změnit prvek <text:span text:style-name="T32">[10][2]</text:span><text:span text:style-name="T39"> nějakého pole, na které mám uložený pointer na jeho začátek, nejde o nic jiného, než vypočítat, kde se tento prvek nachází. K tomu slouží instrukce </text:span><text:span text:style-name="T32">getelementptr</text:span><text:span text:style-name="T39">: </text:span><text:span text:style-name="T99">[proměnná, </text:span><text:span text:style-name="T172">do</text:span><text:span text:style-name="T99"> které chci výsledek uložit]</text:span><text:span text:style-name="T101"> </text:span><text:span text:style-name="T173">=</text:span><text:span text:style-name="T101"> getelementptr </text:span><text:span text:style-name="T99">[typ prvků]</text:span><text:span text:style-name="T101">, ptr </text:span><text:span text:style-name="T99">[název pointru na pole]</text:span><text:span text:style-name="T101">, i32 </text:span><text:span text:style-name="T171">0</text:span><text:span text:style-name="T101">, i32 </text:span><text:span text:style-name="T99">[první index]</text:span><text:span text:style-name="T101">, i32 </text:span><text:span text:style-name="T99">[druhý index]</text:span><text:span text:style-name="T101">, </text:span><text:span text:style-name="T174">…</text:span><text:span text:style-name="T39"> Na začátku výčtu indexů je 0, to je proto, že pole samotné, tak jak je v LLVM IR implementované, vzhledem k tomu, že to je pointer, musí být také indexováno. Poté stačí uložit přiřazovanou hodnotu této vypočítané adrese: </text:span><text:span text:style-name="T101">store </text:span><text:span text:style-name="T99">[typ] [ukládaná proměná]</text:span><text:span text:style-name="T101">, ptr </text:span><text:span text:style-name="T173">%</text:span><text:span text:style-name="T101">idx</text:span><text:span text:style-name="T39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96">Tabulka slouží jak k orientaci v programu – ukládá mimo jiné klíčová slova <text:span text:style-name="T175">(</text:span><text:span text:style-name="T176">if, loop, call</text:span><text:span text:style-name="T175">)</text:span>, ze kterých se dá jednoduše poznat, jak soubor parser čte, tak i k ukládání typů proměnných i polí a návratových typů funkcí. Také je u každého záznamu poznamenáno, na kterém řádku je definován, což také usnadňuje orientaci. <text:span text:style-name="T177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96">Tabulku funkcí používám výhradně k uložení typů argumentů, ale v rámci toho, že ji na konci <text:span text:style-name="T178">tisknu do standardního výstupu</text:span>, tak jsem se rozhodl zdvojit informaci o návratovém typu a řádku definice. Takhle jsou všechny funkce přehledně na jednom místě. <text:span text:style-name="T177">Stejně jako tabulka symbolů je tabulka funkcí alokována staticky a to na 50 záznam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97">Pro uložení argumentů funkce používám spojový list. Jeden prvek listu je reprezentován stringem s názvem proměnné argumentu, stringem s jeho typem a ukazatelem na další prvek. </text:p>
      <text:h text:style-name="P98" text:outline-level="2"><text:bookmark-start text:name="__RefHeading___Toc1125_282055569"/>Zásobník<text:bookmark-end text:name="__RefHeading___Toc1125_282055569"/></text:h>
      <text:p text:style-name="P99">Pro uložení specifikace pole a čísla řídících struktur <text:span text:style-name="T32">loop </text:span>a <text:span text:style-name="T32">if </text:span><text:span text:style-name="T39">používám zásobník. Vlastní implementace je stejná jako spojový list, akorát vždy operuji pouze s posledním prvkem.</text:span></text:p>
      <text:h text:style-name="Heading_20_1" text:outline-level="1"><text:bookmark-start text:name="__RefHeading___Toc662_1243889013"/>Spuštění<text:bookmark-end text:name="__RefHeading___Toc662_1243889013"/></text:h>
      <text:p text:style-name="P100">Pro spuštění kódu psaného v jazyku Rogalo musíte mít nainstalované tool-chainy <text:span text:style-name="T32">bison</text:span><text:span text:style-name="T39">, </text:span><text:span text:style-name="T179">flex</text:span><text:span text:style-name="T180"> </text:span><text:span text:style-name="T181">a </text:span><text:span text:style-name="T182">clang. </text:span><text:span text:style-name="T181">První krok je vytvoření syntaktického analyzátoru. Ten se vytváří první, jelikož </text:span><text:span text:style-name="T182">flex</text:span><text:span text:style-name="T181"> využívá soubor </text:span><text:span text:style-name="T182">y.tab.h</text:span><text:span text:style-name="T181"> ve kterém jsou definované tokeny a generuje ho právě volání </text:span><text:span text:style-name="T182">bisonu </text:span><text:span text:style-name="T183">se svolenou možností </text:span><text:span text:style-name="T184">-d</text:span><text:span text:style-name="T181">. Příkaz může vypadat <text:s/>následovně:</text:span><text:span text:style-name="T182"> </text:span><text:span text:style-name="T185">bison -</text:span><text:span text:style-name="T186">d </text:span><text:span text:style-name="T185">parser.y</text:span><text:span text:style-name="T181"> </text:span><text:span text:style-name="T187">V souboru </text:span><text:span text:style-name="T188">parser.y </text:span><text:span text:style-name="T187">musí být ve funkci main uveden váš soubor jako input. </text:span><text:span text:style-name="T183">P</text:span><text:span text:style-name="T181">o</text:span><text:span text:style-name="T183">té</text:span><text:span text:style-name="T181"> <text:s/>vytvoří</text:span><text:span text:style-name="T183">me</text:span><text:span text:style-name="T181"> lexikální analyzátor pomocí </text:span><text:span text:style-name="T183">nástroje </text:span><text:span text:style-name="T184">flex</text:span><text:span text:style-name="T183">: </text:span><text:span text:style-name="T186">flex grammar.l</text:span><text:span text:style-name="T183"> Následně zkompilujeme oba dva vygenerované analyzátory do jednoho souboru pomocí nástroje </text:span><text:span text:style-name="T184">clang</text:span><text:span text:style-name="T183">: </text:span><text:span text:style-name="T186">clang lex.yy.</text:span><text:span text:style-name="T189">c</text:span><text:span text:style-name="T186"> parser.tab.c</text:span><text:span text:style-name="T183"> a spustíme vytvořený kód.</text:span></text:p>
      <text:p text:style-name="P101"><text:span text:style-name="T187">Nyní se vygeneruje soubor v LLVM IR nazvaný v mé verzi </text:span><text:span text:style-name="T188">out.ll</text:span><text:span text:style-name="T187">. Tento soubor tedy zoptimalizujeme a </text:span><text:span text:style-name="T123">z</text:span><text:span text:style-name="T187">kompilujeme do strojového kódu pomocí </text:span><text:span text:style-name="T188">clang </text:span><text:span text:style-name="T187">následovně: </text:span><text:span text:style-name="T190">clang out.ll</text:span><text:span text:style-name="T187"> To ovšem nestačí, jelikož Rogalo používá funkci </text:span><text:span text:style-name="T188">mingw_printf</text:span><text:span text:style-name="T187">, která je součástí standar</text:span><text:span text:style-name="T123">d</text:span><text:span text:style-name="T187">ní c knihovny </text:span><text:span text:style-name="T188">stdio.h</text:span><text:span text:style-name="T187">. Proto je potřeba soubor ještě propojit s touto knihovnou. Výsledný příkaz může vypadat takhle: </text:span><text:span text:style-name="T191">clang out.ll -o final -LC:</text:span><text:a xlink:type="simple" xlink:href="file://dev//clang//llvm-mingw-20250114-msvcrt-x86_64//include//stdio.h" text:style-name="Internet_20_link" text:visited-style-name="Visited_20_Internet_20_Link"><text:span text:style-name="T192">\dev\clang\llvm-mingw-20250114-msvcrt-x86_64\include\stdio.h</text:span></text:a><text:span text:style-name="T188">, </text:span><text:span text:style-name="T193">obecněji pak takto: </text:span><text:span text:style-name="T194">clang out.ll -o </text:span><text:span text:style-name="T195">[název souboru pro uložení]</text:span><text:span text:style-name="T194"> -L</text:span><text:span text:style-name="T196">[cesta ke knihovně stdio.h]</text:span><text:span text:style-name="T193">. Tím vznikne fináln</text:span><text:span text:style-name="T123">í</text:span><text:span text:style-name="T193"> soubor</text:span><text:span text:style-name="T197">, </text:span><text:span text:style-name="T193">který už jednoduše spustíme. </text:span></text:p>
      <text:p text:style-name="P102">Celý tento proces je uložený v souboru <text:span text:style-name="T32">run.bat</text:span>. Tedy pro spuštění souboru upravíme cestu ke knihovně<text:span text:style-name="T32"> stdio.h </text:span><text:span text:style-name="T198">v souboru </text:span><text:span text:style-name="T199">run_out.bat</text:span>, pak spustíme skript <text:span text:style-name="T32">run.bat </text:span><text:span text:style-name="T198">a zadáme jméno souboru s kódem v Rogalu</text:span>, čímž se provedou výše zmíněné kroky a my uvidíme výstup programu.</text:p>
      <text:h text:style-name="Heading_20_1" text:outline-level="1"><text:bookmark-start text:name="__RefHeading___Toc664_1243889013"/>Závěr<text:bookmark-end text:name="__RefHeading___Toc664_1243889013"/></text:h>
      <text:p text:style-name="P65">V práci jsem popsal základní fungování principů spojených s překladem programovacího jazyka. Konkrétněji jsem rozvedl, jak se generuje kód při zpracování různých akcích v jazyce Rogalo a popsal datové struktury, které jsem k tomu použil. Na konec jsem uvedl, jak si může čtenář svůj vlastní úryvek kódu Rogalo pomocí připojených souborů <text:span text:style-name="T32">grammar.l </text:span><text:span text:style-name="T39">a </text:span><text:span text:style-name="T32">parser.y</text:span><text:span text:style-name="T39"> sám přeložit a následně i zkompilovat. </text:span><text:span text:style-name="T200">Projekt splnil všechny interní cíle, dokonce se mi povedlo implementovat funkci </text:span><text:span text:style-name="T201">print, </text:span><text:span text:style-name="T200">tedy intera</text:span><text:span text:style-name="T202">kci</text:span><text:span text:style-name="T200"> s </text:span><text:span text:style-name="T201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03"><text:span text:style-name="T203">Get the number of digits in an int</text:span><text:span text:style-name="T204">. Online. In: Stackoverflow. 2012. Dostupné z: </text:span><text:a xlink:type="simple" xlink:href="https://stackoverflow.com/a/11151570" text:style-name="Internet_20_link" text:visited-style-name="Visited_20_Internet_20_Link"><text:span text:style-name="T205">https://stackoverflow.com/a/11151570</text:span></text:a><text:span text:style-name="T204">. [cit. 2025-03-16].</text:span> </text:p>
        </text:list-item>
        <text:list-item>
          <text:p text:style-name="P103"><text:span text:style-name="T203">Inserting char string into another char string</text:span><text:span text:style-name="T204">. Online. In: Stackoverflow. 2010. Dostupné z: </text:span><text:a xlink:type="simple" xlink:href="https://stackoverflow.com/a/2016015" text:style-name="Internet_20_link" text:visited-style-name="Visited_20_Internet_20_Link"><text:span text:style-name="T205">https://stackoverflow.com/a/2016015</text:span></text:a><text:span text:style-name="T204">. [cit. 2025-03-16].</text:span> </text:p>
        </text:list-item>
        <text:list-item>
          <text:p text:style-name="P104"><text:span text:style-name="T203">A Gentle Introduction to LLVM IR</text:span><text:span text:style-name="T204">. Online. In: Mcyoung.xyz. 2023. Dostupné z: </text:span><text:a xlink:type="simple" xlink:href="https://mcyoung.xyz/2023/08/01/llvm-ir/" text:style-name="Internet_20_link" text:visited-style-name="Visited_20_Internet_20_Link"><text:span text:style-name="T205">https://mcyoung.xyz/2023/08/01/llvm-ir/</text:span></text:a><text:span text:style-name="T204">. [cit. 2025-03-16].</text:span> </text:p>
        </text:list-item>
        <text:list-item>
          <text:p text:style-name="P104"><text:span text:style-name="T203">A Quick Introduction to Handling Conflicts in Yacc Parsers</text:span><text:span text:style-name="T204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05">https://www2.cs.arizona.edu/~debray/Teaching/CSc453/DOCS/conflicts.pdf</text:span></text:a><text:span text:style-name="T204">. [cit. 2025-03-16].</text:span> </text:p>
        </text:list-item>
        <text:list-item>
          <text:p text:style-name="P104"><text:span text:style-name="T203">Example program for the lex and yacc programs</text:span><text:span text:style-name="T204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05">https://www.ibm.com/docs/en/aix/7.1?topic=information-example-program-lex-yacc-programs</text:span></text:a><text:span text:style-name="T204">. [cit. 2025-03-16].</text:span> </text:p>
        </text:list-item>
        <text:list-item>
          <text:p text:style-name="P104"><text:span text:style-name="T203">Bison 3.8.1</text:span><text:span text:style-name="T204">. Online. In: Gnu. 2021. Dostupné z: </text:span><text:a xlink:type="simple" xlink:href="https://www.gnu.org/software/bison/manual/bison.html#Examples" text:style-name="Internet_20_link" text:visited-style-name="Visited_20_Internet_20_Link"><text:span text:style-name="T205">https://www.gnu.org/software/bison/manual/bison.html#Examples</text:span></text:a><text:span text:style-name="T204">. [cit. 2025-03-16].</text:span> </text:p>
        </text:list-item>
        <text:list-item>
          <text:p text:style-name="P104"><text:span text:style-name="T203">Online Documentation for Flex and Bison</text:span><text:span text:style-name="T204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05">https://www.kiv.zcu.cz/~rohlik/vyuka/fjp/Cv03_2002/manualy/Using%20Lex%20and%20Yacc.htm</text:span></text:a><text:span text:style-name="T204">. [cit. 2025-03-16].</text:span> </text:p>
        </text:list-item>
        <text:list-item>
          <text:p text:style-name="P104"><text:span text:style-name="T203">How to Build a C Compiler Using Lex and Yacc</text:span><text:span text:style-name="T204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05">https://medium.com/codex/building-a-c-compiler-using-lex-and-yacc-446262056aaa</text:span></text:a><text:span text:style-name="T204">. [cit. 2025-03-16]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/>
      </style:footer>
      <style:footer-first>
        <text:p text:style-name="MP3"><text:bookmark-start text:name="PageNumWizard_FOOTER_Default Page Style5"/><text:page-number text:select-page="current">5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><text:s/></text:span></text:p>
        <text:p text:style-name="MP4" loext:marker-style-name="MT3"><text:span text:style-name="MT3">Korunní 586/2 | Vinohrady | 120 00 Praha 2</text:span></text:p>
        <text:p text:style-name="MP6" loext:marker-style-name="MT3"/>
        <text:p text:style-name="MP7" loext:marker-style-name="MT3"><text:tab/></text:p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53</meta:editing-cycles>
    <meta:creation-date>2024-09-12T09:49:00</meta:creation-date>
    <dc:date>2025-03-22T23:08:07.679011700</dc:date>
    <meta:editing-duration>PT19H39M33S</meta:editing-duration>
    <meta:generator>LibreOffice/25.2.1.2$Windows_X86_64 LibreOffice_project/d3abf4aee5fd705e4a92bba33a32f40bc4e56f49</meta:generator>
    <meta:document-statistic meta:table-count="3" meta:image-count="2" meta:object-count="0" meta:page-count="21" meta:paragraph-count="226" meta:word-count="3701" meta:character-count="23825" meta:non-whitespace-character-count="20354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